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Poppins" svg:font-family="Poppins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3577"/>
    </style:style>
    <style:style style:name="P2" style:family="paragraph" style:parent-style-name="Standard">
      <style:text-properties officeooo:paragraph-rsid="00152f3e"/>
    </style:style>
    <style:style style:name="P3" style:family="paragraph" style:parent-style-name="Text_20_body">
      <style:paragraph-properties fo:margin-top="0cm" fo:margin-bottom="0cm" loext:contextual-spacing="false" style:line-height-at-least="0.635cm"/>
      <style:text-properties fo:color="#040c28" style:font-name="Google Sans" fo:font-size="12pt" fo:language="pt" fo:country="PT" fo:font-weight="bold" loext:padding="0cm" loext:border="none"/>
    </style:style>
    <style:style style:name="T1" style:family="text">
      <style:text-properties fo:font-size="15pt" officeooo:rsid="00133577" style:font-size-asian="13.1000003814697pt" style:font-size-complex="15pt"/>
    </style:style>
    <style:style style:name="T2" style:family="text">
      <style:text-properties fo:font-size="15pt" officeooo:rsid="0013df11" style:font-size-asian="13.1000003814697pt" style:font-size-complex="1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x="0cm" svg:y="0cm" svg:width="17.251cm" draw:z-index="0">
        <draw:text-box fo:min-height="1.27cm">
          <text:p text:style-name="Text_20_body"/>
        </draw:text-box>
      </draw:frame>
      <text:p text:style-name="P1"><text:span text:style-name="T1"><text:tab/>O Colégio Rural Estadual De Pinhalzinho foi fundado em 2012 com o objetivo de promover a inclusão social de jovens e trabalhadores do campo por meio da ampliação da Rede Federal de Educação. É fundamental que a educação destinada ao meio rural não seja um distanciamento do campo, mas sim uma forma de aproximação.</text:span></text:p>
      <text:p text:style-name="P2"><text:span text:style-name="T1"><text:tab/></text:span><text:span text:style-name="T2">A turma da segunda série A , em especial é uma turma muito divertida, unida, <text:s/>popular e as vezes brincalhões demais. Porém são uma turma de alunos brilhant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Poppins" svg:font-family="Poppins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8T13:17:14.029999635</meta:creation-date>
    <dc:date>2023-11-28T14:28:58.470226264</dc:date>
    <meta:editing-duration>PT31M4S</meta:editing-duration>
    <meta:editing-cycles>1</meta:editing-cycles>
    <meta:document-statistic meta:table-count="0" meta:image-count="0" meta:object-count="0" meta:page-count="1" meta:paragraph-count="2" meta:word-count="82" meta:character-count="474" meta:non-whitespace-character-count="391"/>
    <meta:generator>LibreOffice/6.4.7.2$Linux_X86_64 LibreOffice_project/40$Build-2</meta:generator>
  </office:meta>
</office:document-meta>
</file>